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7.8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3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</table:table-row>
        <table:table-row table:style-name="ro2">
          <table:table-cell table:style-name="ce1" office:value-type="string">
            <text:p><text:a xlink:href="https://www.hiveworkshop.com/threads/1920x1080-loading-screen.277687/#resource-37801">1920x1080 Loading Screen</text:a></text:p>
          </table:table-cell>
          <table:table-cell office:value-type="string">
            <text:p><text:a xlink:href="https://www.hiveworkshop.com/members/softmints.10198/">Softmints</text:a> </text:p>
          </table:table-cell>
        </table:table-row>
        <table:table-row table:style-name="ro3">
          <table:table-cell office:value-type="string">
            <text:p><text:a xlink:href="https://www.hiveworkshop.com/bundles/anduin-lothar.286783/">Anduin Lothar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guldan.295598/">Gul'da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bundles/zuljin.289638/">Zul'jin</text:a></text:p>
          </table:table-cell>
          <table:table-cell office:value-type="string">
            <text:p><text:a xlink:href="https://www.hiveworkshop.com/members/tauer.112528/">Tauer</text:a> </text:p>
          </table:table-cell>
        </table:table-row>
        <table:table-row table:style-name="ro3">
          <table:table-cell office:value-type="string">
            <text:p><text:a xlink:href="https://www.hiveworkshop.com/resources/bladestorm.23493/">BladeStorm</text:a></text:p>
          </table:table-cell>
          <table:table-cell office:value-type="string">
            <text:p><text:a xlink:href="https://www.hiveworkshop.com/members/jetfanginferno.112379/">JetFangInferno</text:a> </text:p>
          </table:table-cell>
        </table:table-row>
        <table:table-row table:style-name="ro3">
          <table:table-cell office:value-type="string">
            <text:p><text:a xlink:href="https://www.hiveworkshop.com/bundles/python-warriores-without-crawling-animations.137559/">Python Warriores without Crawling animations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bundles/deadeye.113615/">Deadeye</text:a></text:p>
          </table:table-cell>
          <table:table-cell office:value-type="string">
            <text:p><text:a xlink:href="https://www.hiveworkshop.com/members/tarrasque.180094/">Tarrasque</text:a> </text:p>
          </table:table-cell>
        </table:table-row>
        <table:table-row table:style-name="ro3">
          <table:table-cell office:value-type="string">
            <text:p><text:a xlink:href="https://www.hiveworkshop.com/resources/drillmo-by-callahan.29935/">Drillmo(By Callahan)</text:a></text:p>
          </table:table-cell>
          <table:table-cell office:value-type="string">
            <text:p><text:a xlink:href="https://www.hiveworkshop.com/members/callahan.110195/">Callahan</text:a> </text:p>
          </table:table-cell>
        </table:table-row>
        <table:table-row table:style-name="ro3">
          <table:table-cell office:value-type="string">
            <text:p><text:a xlink:href="https://www.hiveworkshop.com/resources/fatal-wound.34929/">Fatal Wound</text:a></text:p>
          </table:table-cell>
          <table:table-cell office:value-type="string">
            <text:p><text:a xlink:href="https://www.hiveworkshop.com/members/cotd333.232282/">cotd333</text:a> </text:p>
          </table:table-cell>
        </table:table-row>
        <table:table-row table:style-name="ro3">
          <table:table-cell office:value-type="string">
            <text:p><text:a xlink:href="https://www.hiveworkshop.com/resources/fear-effect.72742/">Fear Effect</text:a></text:p>
          </table:table-cell>
          <table:table-cell office:value-type="string">
            <text:p><text:a xlink:href="https://www.hiveworkshop.com/members/stan0033.192946/">stan0033</text:a> </text:p>
          </table:table-cell>
        </table:table-row>
        <table:table-row table:style-name="ro3">
          <table:table-cell office:value-type="string">
            <text:p><text:a xlink:href="https://www.hiveworkshop.com/threads/fish.289343/">Fish</text:a></text:p>
          </table:table-cell>
          <table:table-cell office:value-type="string">
            <text:p><text:a xlink:href="https://www.hiveworkshop.com/members/minimage.150231/">MiniMage</text:a> </text:p>
          </table:table-cell>
        </table:table-row>
        <table:table-row table:style-name="ro3">
          <table:table-cell office:value-type="string">
            <text:p><text:a xlink:href="https://www.hiveworkshop.com/resources/greatelderhydraacidspewv-153.36004/">GreatElderHydraAcidSpewV.153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threads/heroglow.129462/">HeroGlow</text:a></text:p>
          </table:table-cell>
          <table:table-cell office:value-type="string">
            <text:p><text:a xlink:href="https://www.hiveworkshop.com/members/assasin_lord.153408/">assasin_lord</text:a> </text:p>
          </table:table-cell>
        </table:table-row>
        <table:table-row table:style-name="ro3">
          <table:table-cell office:value-type="string">
            <text:p><text:a xlink:href="https://www.hiveworkshop.com/bundles/hydracorrosivegroundeffectv054.254822/">HydraCorrosiveGroundEffectV054</text:a></text:p>
          </table:table-cell>
          <table:table-cell office:value-type="string">
            <text:p><text:a xlink:href="https://www.hiveworkshop.com/members/kellym0.183403/">kellym0</text:a> </text:p>
          </table:table-cell>
        </table:table-row>
        <table:table-row table:style-name="ro3">
          <table:table-cell office:value-type="string">
            <text:p><text:a xlink:href="https://www.hiveworkshop.com/resources/icecrown-seer.73090/">Icecrown See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3">
          <table:table-cell office:value-type="string">
            <text:p><text:a xlink:href="https://www.hiveworkshop.com/resources/infernalwheeledwarrior.34974/">InfernalWheeledWarrior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posts/3194897/">Mur'gul Warlock</text:a></text:p>
          </table:table-cell>
          <table:table-cell office:value-type="string">
            <text:p><text:a xlink:href="https://www.hiveworkshop.com/members/direfury.188037/">Direfury</text:a>, <text:a xlink:href="https://www.hiveworkshop.com/members/killcide.192258/">KILLCIDE</text:a> </text:p>
          </table:table-cell>
        </table:table-row>
        <table:table-row table:style-name="ro3">
          <table:table-cell office:value-type="string">
            <text:p><text:a xlink:href="https://www.hiveworkshop.com/resources/sea-druid.70775/">Sea Druid</text:a></text:p>
          </table:table-cell>
          <table:table-cell office:value-type="string">
            <text:p><text:a xlink:href="https://www.hiveworkshop.com/members/freddyk.232507/">Freddyk</text:a> </text:p>
          </table:table-cell>
        </table:table-row>
        <table:table-row table:style-name="ro3">
          <table:table-cell office:value-type="string">
            <text:p><text:a xlink:href="https://www.hiveworkshop.com/resources/general-vezax.30823/">General Vezax</text:a></text:p>
          </table:table-cell>
          <table:table-cell office:value-type="string">
            <text:p><text:a xlink:href="https://www.hiveworkshop.com/members/dentothor.165202/">Dentothor</text:a> </text:p>
          </table:table-cell>
        </table:table-row>
        <table:table-row table:style-name="ro3">
          <table:table-cell office:value-type="string">
            <text:p><text:a xlink:href="https://www.hiveworkshop.com/resources/celsius.34823/">Celsius</text:a></text:p>
          </table:table-cell>
          <table:table-cell office:value-type="string">
            <text:p><text:a xlink:href="https://www.hiveworkshop.com/members/kenntaur.231893/">Kenntaur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eligor.246371/#resource-35396">Eligor</text:a></text:p>
          </table:table-cell>
          <table:table-cell office:value-type="string">
            <text:p><text:a xlink:href="https://www.hiveworkshop.com/members/grendel.185967/">-Grendel</text:a> </text:p>
          </table:table-cell>
        </table:table-row>
        <table:table-row table:style-name="ro2">
          <table:table-cell table:style-name="ce1" office:value-type="string">
            <text:p><text:a xlink:href="https://www.hiveworkshop.com/threads/shadowhuntah-lujka.277032/#resource-37771">Shadowhuntah Lujka</text:a></text:p>
          </table:table-cell>
          <table:table-cell office:value-type="string">
            <text:p><text:a xlink:href="https://www.hiveworkshop.com/members/misha.150504/">Misha</text:a>, <text:a xlink:href="https://www.hiveworkshop.com/members/hayate.198192/">Hayate</text:a> </text:p>
          </table:table-cell>
        </table:table-row>
      </table:table>
      <table:table table:name="Sheet2" table:style-name="ta1" table:print="false">
        <table:table-column table:style-name="co2" table:default-cell-style-name="ce2"/>
        <table:table-column table:style-name="co4" table:default-cell-style-name="ce3"/>
        <table:table-column table:style-name="co6" table:default-cell-style-name="Default"/>
        <table:table-row table:style-name="ro1">
          <table:table-cell table:style-name="Default" office:value-type="string">
            <text:p>Resource</text:p>
          </table:table-cell>
          <table:table-cell table:style-name="Default" office:value-type="string">
            <text:p>Author</text:p>
          </table:table-cell>
          <table:table-cell office:value-type="string">
            <text:p>Link</text:p>
          </table:table-cell>
        </table:table-row>
        <table:table-row table:style-name="ro4">
          <table:table-cell office:value-type="string">
            <text:p><text:a xlink:href="https://www.hiveworkshop.com/resources/btnamulet.59034/">BTNAmule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table:style-name="ce5" office:value-type="string">
            <text:p>https://www.hiveworkshop.com/threads/btnamulet.173223/#resource-59034</text:p>
          </table:table-cell>
        </table:table-row>
        <table:table-row table:style-name="ro3">
          <table:table-cell office:value-type="string">
            <text:p><text:a xlink:href="https://www.hiveworkshop.com/resources/btnnatureswrath.57910/">BTNNaturesWrath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atureswrath.159822/#resource-57910</text:p>
          </table:table-cell>
        </table:table-row>
        <table:table-row table:style-name="ro3">
          <table:table-cell office:value-type="string">
            <text:p><text:a xlink:href="https://www.hiveworkshop.com/resources/btnnetherbolt.59354/">BTNNetherBolt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netherbolt.177473/#resource-59354</text:p>
          </table:table-cell>
        </table:table-row>
        <table:table-row table:style-name="ro3">
          <table:table-cell office:value-type="string">
            <text:p><text:a xlink:href="https://www.hiveworkshop.com/resources/btnskull.56034/">BTNSkull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.143379/#resource-56034</text:p>
          </table:table-cell>
        </table:table-row>
        <table:table-row table:style-name="ro3">
          <table:table-cell office:value-type="string">
            <text:p><text:a xlink:href="https://www.hiveworkshop.com/resources/btnskullspirits.59033/">BTNSkullSpirits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skullspirits.173207/#resource-59033</text:p>
          </table:table-cell>
        </table:table-row>
        <table:table-row table:style-name="ro3">
          <table:table-cell office:value-type="string">
            <text:p><text:a xlink:href="https://www.hiveworkshop.com/resources/btnthrowingaxe.57926/">BTNThrowingAxe</text:a></text:p>
          </table:table-cell>
          <table:table-cell office:value-type="string">
            <text:p><text:a xlink:href="https://www.hiveworkshop.com/members/berz.144235/">-Berz-</text:a> </text:p>
          </table:table-cell>
          <table:table-cell office:value-type="string">
            <text:p>https://www.hiveworkshop.com/threads/btnthrowingaxe.160168/#resource-57926</text:p>
          </table:table-cell>
        </table:table-row>
        <table:table-row table:style-name="ro5">
          <table:table-cell table:style-name="ce4" office:value-type="string">
            <text:p><text:a xlink:href="https://www.hiveworkshop.com/threads/blackarrowsnew-blizz.291389/#resource-70527">BlackArrowsNew (Blizz)</text:a></text:p>
          </table:table-cell>
          <table:table-cell office:value-type="string">
            <text:p>(Blizzard Entertainment), <text:a xlink:href="https://www.hiveworkshop.com/members/darkfang.151568/">Darkfang</text:a> </text:p>
          </table:table-cell>
          <table:table-cell office:value-type="string">
            <text:p>https://www.hiveworkshop.com/threads/blackarrowsnew-blizz.291389/#resource-70527</text:p>
          </table:table-cell>
        </table:table-row>
        <table:table-row table:style-name="ro3">
          <table:table-cell office:value-type="string">
            <text:p><text:a xlink:href="https://www.hiveworkshop.com/resources/btnbook.64800/">BTNBook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book.259510/#resource-64800</text:p>
          </table:table-cell>
        </table:table-row>
        <table:table-row table:style-name="ro3">
          <table:table-cell office:value-type="string">
            <text:p><text:a xlink:href="https://www.hiveworkshop.com/resources/btnvisionwand.74857/">BTNVisionWand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btnvisionwand.299239/#resource-74857</text:p>
          </table:table-cell>
        </table:table-row>
        <table:table-row table:style-name="ro3">
          <table:table-cell office:value-type="string">
            <text:p><text:a xlink:href="https://www.hiveworkshop.com/resources/grim-rupture.76420/">Grim Rupture</text:a></text:p>
          </table:table-cell>
          <table:table-cell office:value-type="string">
            <text:p><text:a xlink:href="https://www.hiveworkshop.com/members/nightmare.202025/">~Nightmare</text:a> </text:p>
          </table:table-cell>
          <table:table-cell office:value-type="string">
            <text:p>https://www.hiveworkshop.com/threads/grim-rupture.302109/#resource-76420</text:p>
          </table:table-cell>
        </table:table-row>
        <table:table-row table:style-name="ro3">
          <table:table-cell office:value-type="string">
            <text:p><text:a xlink:href="https://www.hiveworkshop.com/resources/btnfierysoul.58097/">BTNFierySoul</text:a></text:p>
          </table:table-cell>
          <table:table-cell office:value-type="string">
            <text:p><text:a xlink:href="https://www.hiveworkshop.com/members/4ennightmare.147789/">4eNNightmar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teor.58737/">BTNMeteor</text:a></text:p>
          </table:table-cell>
          <table:table-cell office:value-type="string">
            <text:p><text:a xlink:href="https://www.hiveworkshop.com/members/67chrome.163958/">67chrome</text:a> </text:p>
          </table:table-cell>
          <table:table-cell/>
        </table:table-row>
        <table:table-row table:style-name="ro1">
          <table:table-cell table:style-name="Default" office:value-type="string">
            <text:p>BTNBracerOfAbjuration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1">
          <table:table-cell table:style-name="Default" office:value-type="string">
            <text:p>BTNScarabusEdgeV2</text:p>
          </table:table-cell>
          <table:table-cell office:value-type="string">
            <text:p><text:a xlink:href="https://www.hiveworkshop.com/members/apheraz-lucent.186519/">Apheraz Luc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reenviper.64341/">BTNGreenViper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rengthofnature.64580/">BTNStrengthofNature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media/guardian-of-the-sea.117255/">GuardianOfTheSea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.74677/">Sea Druid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sea-druidism.74679/">Sea Druidism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bility_warrior_shieldbash.48598/">BTNAbility_Warrior_ShieldBash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gelicshield.62856/">BTNAngelicShield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09.48588/">BTNINV_Axe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axe_15.55435/">BTNINV_Axe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axe_18.48579/">BTNINV_Axe_18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chain_14.48515/">BTNINV_Chest_Chain_1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7.48494/">BTNINV_Chest_Plate07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09.48492/">BTNINV_Chest_Plate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chest_plate11.48490/">BTNINV_Chest_Plate1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0.48445/">BTNINV_Hammer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ammer_15.48440/">BTNINV_Hammer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helmet_21.48419/">BTNINV_Helmet_21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0.48386/">BTNINV_Jewelry_Ring_10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jewelry_ring_15.48382/">BTNINV_Jewelry_Ring_1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ruby_02.48154/">BTNINV_Misc_Gem_Ruby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misc_gem_sapphire_02.48151/">BTNINV_Misc_Gem_Sapphire_0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bundles/btninv_misc_stonetablet_05.54870/">BTNINV_Misc_StoneTablet_05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throwingknife_04.47924/">BTNINV_ThrowingKnife_04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09.47916/">BTNINV_Wand_09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v_wand_12.47913/">BTNINV_Wand_12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frost_chillingarmor.47766/">BTNSpell_Frost_ChillingArmor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ell_nature_resistnature.47841/">BTNSpell_Nature_ResistNature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zandalarivoodoodoll.66023/">BTNZandalariVoodooDoll</text:a></text:p>
          </table:table-cell>
          <table:table-cell office:value-type="string">
            <text:p><text:a xlink:href="https://www.hiveworkshop.com/members/blizzard-entertainment.159558/">Blizzard Entertainmen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estonebreastplate.64740/">BTNRunestoneBreastplate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cepterofthetides.65803/">BTNScepterOfTheTides</text:a></text:p>
          </table:table-cell>
          <table:table-cell office:value-type="string">
            <text:p><text:a xlink:href="https://www.hiveworkshop.com/members/blood-raven.194769/">Blood Rave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_spiked_armor.51255/">BTNCR_Spiked_Armo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rblood.53140/">BTNCRBLOOD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nicbladecr.52502/">BTNRunicBladeCR</text:a></text:p>
          </table:table-cell>
          <table:table-cell office:value-type="string">
            <text:p><text:a xlink:href="https://www.hiveworkshop.com/members/crazyrussian.125576/">CRAZYRUSSIA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chaosorb.70529/">Chaos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poison-blades-icon.69053/">Poison Blades Icon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tnagle.55683/">BTNEntnagle</text:a></text:p>
          </table:table-cell>
          <table:table-cell office:value-type="string">
            <text:p><text:a xlink:href="https://www.hiveworkshop.com/members/hiruty.167914/">Hirut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ncientamulet.56732/">BTNAncientAmulet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oulburn.56662/">BTNSoulBurn</text:a></text:p>
          </table:table-cell>
          <table:table-cell office:value-type="string">
            <text:p><text:a xlink:href="https://www.hiveworkshop.com/members/infinitynexus.126650/">Infinitynexus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iregrowth.58914/">BTNDireGrowth</text:a></text:p>
          </table:table-cell>
          <table:table-cell office:value-type="string">
            <text:p><text:a xlink:href="https://www.hiveworkshop.com/members/kimbo.119793/">Kimbo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ightningblade.57144/">BTNLightningblad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avensword.58200/">BTNRavenSword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oxiousfumes.61909/">BTNNoxiousFumes</text:a> </text:p>
          </table:table-cell>
          <table:table-cell office:value-type="string">
            <text:p><text:a xlink:href="https://www.hiveworkshop.com/members/lelling.205112/">Lelling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inrocketboots.49641/">BTNGoblinRocketBoots</text:a></text:p>
          </table:table-cell>
          <table:table-cell office:value-type="string">
            <text:p><text:a xlink:href="https://www.hiveworkshop.com/members/lodown.111855/">LoDown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deepseamurloc.64299/">BTNDeepseaMurloc</text:a></text:p>
          </table:table-cell>
          <table:table-cell office:value-type="string">
            <text:p><text:a xlink:href="https://www.hiveworkshop.com/members/m0rbid.184486/">M0rbi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ookyhood.64719/">BTNspookyhood</text:a></text:p>
          </table:table-cell>
          <table:table-cell office:value-type="string">
            <text:p><text:a xlink:href="https://www.hiveworkshop.com/members/mad.236202/">Mad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ugubriousmask.63028/">BTNLugubriousMask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edcrystal.64294/">BTNRedCrystal</text:a></text:p>
          </table:table-cell>
          <table:table-cell office:value-type="string">
            <text:p><text:a xlink:href="https://www.hiveworkshop.com/members/marcos-dab.204181/">Marcos DAB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armor.49231/">BTNHolyArmor</text:a></text:p>
          </table:table-cell>
          <table:table-cell office:value-type="string">
            <text:p><text:a xlink:href="https://www.hiveworkshop.com/members/mc.110204/">Mc !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ttlemagearmor.56980/">BTNBattlemage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onedagger.56055/">BTNBoneDagg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woodbow.59820/">BTNGoldenWoodBow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lmetofdefender.61296/">BTNHelmetOfDefende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armor.59541/">BTNLeatherArmor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leathergloves.60003/">BTNLeather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nagloves.65311/">BTNManagloves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echanism.59010/">BTNMechanism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.65070/">BTNPlatedGauntle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dgauntlet2.65071/">BTNPlatedGauntlet2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ruinedshield.60477/">BTNRuinedShield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lowspellgreen.56861/">BTNSlowSpellGreen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tickstaff.63594/">BTNStickStaff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uperiormagerobe.64633/">BTNSuperiorMageRobe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izardshat.59689/">BTNWizardsHat</text:a></text:p>
          </table:table-cell>
          <table:table-cell office:value-type="string">
            <text:p><text:a xlink:href="https://www.hiveworkshop.com/members/nfwar.153758/">NFWar</text:a>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rn.55914/">BTNHorn</text:a></text:p>
          </table:table-cell>
          <table:table-cell office:value-type="string">
            <text:p><text:a xlink:href="https://www.hiveworkshop.com/members/palaslayer.150979/">Palaslayer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03.62255/">BTNAdept003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dept01.62253/">BTNAdept01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arcanumprotector.60800/">BTNArcanumProtect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arbarianbrutalslasher.60543/">BTNBarbarianBrutalSlash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ess.61391/">BTNBl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bloodstinger.60798/">BTNBloodStinge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coldfirering.63603/">BTNColdFireRing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mptyamulet.62598/">BTNEmptyAmu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bletofvampires.63404/">BTNGobletOfVampire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goldenshieldholy.60469/">BTNGoldenShieldHoly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alfarmorofdarkness.60619/">BTNHalfArmor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eavyboots.61727/">BTNHeavyBoot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holyban.61036/">BTNHolyBan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infernalbow.60130/">BTNInfernalbow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jewelofdarkness.60664/">BTNJewel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onsterbook2.63556/">BTNmonsterbook2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natureslippers.60628/">BTNNatureSlipper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plategauntlet.60803/">BTNPlateGauntlet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eaheavyarmor.60893/">BTNSeaHeavy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spikedarmor.63604/">BTNSpikedArmo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er4sword.63461/">BTNtier4sword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ribaldrumofwar.60819/">BTNTribalDrumofWar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walkersofdarkness.60623/">BTNWalkersofDarkness</text:a></text:p>
          </table:table-cell>
          <table:table-cell office:value-type="string">
            <text:p><text:a xlink:href="https://www.hiveworkshop.com/members/peekay.185618/">PeeKay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tansgrip.53690/">BTNTitansGrip</text:a></text:p>
          </table:table-cell>
          <table:table-cell office:value-type="string">
            <text:p><text:a xlink:href="https://www.hiveworkshop.com/members/serbianbeast.122630/">Serbianbeast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macestrikeglowless.74457/">BTNMaceStrikeGlowless</text:a></text:p>
          </table:table-cell>
          <table:table-cell office:value-type="string">
            <text:p><text:a xlink:href="https://www.hiveworkshop.com/members/sindorei300.209577/">Sin'dorei300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fistoffire.64579/">BTNFistofFire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tikimaskaicon001.66006/">BTNTikiMaskAIcon001</text:a></text:p>
          </table:table-cell>
          <table:table-cell office:value-type="string">
            <text:p><text:a xlink:href="https://www.hiveworkshop.com/members/solu9.202017/">Solu9</text:a> </text:p>
          </table:table-cell>
          <table:table-cell/>
        </table:table-row>
        <table:table-row table:style-name="ro3">
          <table:table-cell office:value-type="string">
            <text:p><text:a xlink:href="https://www.hiveworkshop.com/resources/btnenchantweapongreen.55557/">BTNEnchantWeaponGreen</text:a></text:p>
          </table:table-cell>
          <table:table-cell office:value-type="string">
            <text:p><text:a xlink:href="https://www.hiveworkshop.com/members/staberfire.151786/">StaberFir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mage-orb.288271/#resource-68836">Mage Orb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supernova.85146/#resource-52328">BTNSupernova</text:a></text:p>
          </table:table-cell>
          <table:table-cell office:value-type="string">
            <text:p><text:a xlink:href="https://www.hiveworkshop.com/members/bloodyroadkill.149710/">bloodyroadkil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orbfrostnew.291886/#resource-71019">OrbFrostNe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cloakofresistance.304182/#resource-77788">BTNCloakOfResistance</text:a></text:p>
          </table:table-cell>
          <table:table-cell office:value-type="string">
            <text:p><text:a xlink:href="https://www.hiveworkshop.com/members/princeyaser.252315/">PrinceYaser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witch-doctor-ritual.299160/#resource-74804">Witch Doctor Ritual</text:a></text:p>
          </table:table-cell>
          <table:table-cell office:value-type="string">
            <text:p><text:a xlink:href="https://www.hiveworkshop.com/members/blazekraze.226275/">BLazeKraze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demonarrow.181487/#resource-59695">BTNDemon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thunderarrow.94370/#resource-52737">BTNThunderArrow</text:a></text:p>
          </table:table-cell>
          <table:table-cell office:value-type="string">
            <text:p><text:a xlink:href="https://www.hiveworkshop.com/members/darkfang.151568/">Darkfang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bloodpresence.279705/#resource-66109">BTNbloodpresence</text:a></text:p>
          </table:table-cell>
          <table:table-cell office:value-type="string">
            <text:p><text:a xlink:href="https://www.hiveworkshop.com/members/blizzard-entertainment.159558/">Blizzard Entertainment</text:a>, Kawaii Stain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eligor.246372/#resource-64129">BTNEligor</text:a></text:p>
          </table:table-cell>
          <table:table-cell office:value-type="string">
            <text:p><text:a xlink:href="https://www.hiveworkshop.com/members/grendel.185967/">-Grendel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bloodeye.195431/#resource-60851">BTNBloodeye</text:a></text:p>
          </table:table-cell>
          <table:table-cell office:value-type="string">
            <text:p><text:a xlink:href="https://www.hiveworkshop.com/members/kola.179854/">kola</text:a> </text:p>
          </table:table-cell>
          <table:table-cell/>
        </table:table-row>
        <table:table-row table:style-name="ro2">
          <table:table-cell table:style-name="ce1" office:value-type="string">
            <text:p><text:a xlink:href="https://www.hiveworkshop.com/threads/btnnecromancy.105826/#resource-53166">BTNNecromancy</text:a></text:p>
          </table:table-cell>
          <table:table-cell office:value-type="string">
            <text:p><text:a xlink:href="https://www.hiveworkshop.com/members/viiva.157333/">viiva</text:a> 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All" table:target-range-address="Sheet2.A1:Sheet2.B107" table:on-update-keep-styles="true" table:on-update-keep-size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8/02/2018</text:date>, <text:time>21:3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45M41S</meta:editing-duration>
    <meta:editing-cycles>17</meta:editing-cycles>
    <meta:generator>OpenOffice/4.1.3$Win32 OpenOffice.org_project/413m1$Build-9783</meta:generator>
    <dc:date>2018-08-02T21:38:59.94</dc:date>
    <dc:creator>Joachim Marin</dc:creator>
    <meta:document-statistic meta:table-count="3" meta:cell-count="293" meta:object-count="0"/>
    <meta:user-defined meta:name="Info 1"/>
    <meta:user-defined meta:name="Info 2"/>
    <meta:user-defined meta:name="Info 3"/>
    <meta:user-defined meta:name="Info 4"/>
  </office:meta>
</office:document-meta>
</file>